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officeooo:rsid="0004d6aa" officeooo:paragraph-rsid="0004d6aa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officeooo:paragraph-rsid="0004d6aa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officeooo:paragraph-rsid="0004d6aa"/>
    </style:style>
    <style:style style:name="P8" style:family="paragraph" style:parent-style-name="Text_20_body">
      <style:paragraph-properties fo:line-height="200%"/>
    </style:style>
    <style:style style:name="T1" style:family="text">
      <style:text-properties officeooo:rsid="0003fe9c"/>
    </style:style>
    <style:style style:name="T2" style:family="text">
      <style:text-properties officeooo:rsid="0004d6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Emphasis"><text:span text:style-name="T1">H</text:span></text:span><text:span text:style-name="Emphasis">ow to approach moving your site’s content into SQLite</text:span>.</text:p>
      <text:p text:style-name="Horizontal_20_Line"/>
      <text:h text:style-name="Heading_20_2" text:outline-level="2">How to Approach Moving Site Content into SQLite</text:h>
      <text:p text:style-name="P8">When shifting from arrays in PHP to a structured database like SQLite, the key is to think less about the code and more about the data itself. A relational database thrives on <text:span text:style-name="Strong_20_Emphasis">organization and relationships</text:span>. Instead of trying to replicate your arrays one-to-one in tables, your task is to step back and ask: <text:span text:style-name="Emphasis">what kinds of things do I have, and how do they connect?</text:span></text:p>
      <text:h text:style-name="Heading_20_3" text:outline-level="3">Step 1: Identify Your Data Layers</text:h>
      <text:p text:style-name="Text_20_body">Your site has a clear hierarchy: <text:span text:style-name="Strong_20_Emphasis">sections → pages → content</text:span>. Sections are the top-level categories (like <text:span text:style-name="Emphasis">Jesus Christ</text:span> or <text:span text:style-name="Emphasis">Services</text:span>), pages sit under each section (like <text:span text:style-name="Emphasis">Parables</text:span> or <text:span text:style-name="Emphasis">Consultations</text:span>), and each page contains its own specific text blocks, titles, and lists. Thinking in terms of layers helps you avoid creating dozens of little tables — instead, you’ll let relationships handle the organization.</text:p>
      <text:h text:style-name="Heading_20_3" text:outline-level="3">Step 2: Use Relational Thinking</text:h>
      <text:p text:style-name="Text_20_body">Relational databases shine because they let you describe <text:span text:style-name="Strong_20_Emphasis">connections</text:span> without repeating data. One section can have many pages; one page can have many pieces of content. This is called a <text:span text:style-name="Strong_20_Emphasis">one-to-many relationship</text:span>. By linking rows together through <text:span text:style-name="Source_20_Text">id</text:span>s, you keep the structure tidy and easy to navigate later. For example, you don’t need to write “Jesus Christ” in every content row — you just store it once in <text:span text:style-name="Source_20_Text">sections</text:span>, then connect it through IDs.</text:p>
      <text:h text:style-name="Heading_20_3" text:outline-level="3">Step 3: Keep the Schema Simple</text:h>
      <text:p text:style-name="Text_20_body">It’s tempting to create a new table for every page or content type, but that only makes maintenance harder. Instead, use just a few tables that are flexible:</text:p>
      <text:list text:style-name="L1">
        <text:list-item>
          <text:p text:style-name="P1"><text:span text:style-name="Source_20_Text">sections</text:span> for the top categories,</text:p>
        </text:list-item>
        <text:list-item>
          <text:p text:style-name="P1"><text:span text:style-name="Source_20_Text">pages</text:span> for the individual pages,</text:p>
        </text:list-item>
        <text:list-item>
          <text:p text:style-name="P1"><text:span text:style-name="Source_20_Text">content</text:span> for all the different text and arrays.</text:p>
        </text:list-item>
      </text:list>
      <text:p text:style-name="Text_20_body">This way, you can add new material by inserting rows instead of building new tables or code.</text:p>
      <text:h text:style-name="Heading_20_3" text:outline-level="3">Step 4: Plan for Growth</text:h>
      <text:p text:style-name="Text_20_body">Your site will probably expand. By designing a simple schema now, you’re making room for growth later. Adding a new section or page will be as easy as inserting a row, not rewriting your database. This approach also allows for powerful queries — you’ll be able to fetch everything in one section, or search across all pages, without juggling multiple databases.</text:p>
      <text:h text:style-name="Heading_20_3" text:outline-level="3"><text:soft-page-break/>Step 5: Take It in Steps</text:h>
      <text:p text:style-name="Text_20_body">Don’t feel like you have to move everything at once. You can start by putting just one section (maybe <text:span text:style-name="Emphasis">Jesus Christ</text:span>) into the database, test your PHP code with it, and then expand to the other sections. That way, you learn gradually without overwhelming yourself.</text:p>
      <text:p text:style-name="Horizontal_20_Line"/>
      <text:p text:style-name="Text_20_body"><text:span text:style-name="Strong_20_Emphasis">In short:</text:span> think in terms of sections, pages, and content; use relationships to keep things connected; and favor fewer, flexible tables over many rigid ones. SQLite will give you structure, scalability, and simplicity — exactly what gets messy when arrays grow too large.</text:p>
      <text:p text:style-name="Horizontal_20_Line"/>
      <text:p text:style-name="P2">Step 1: Connect to SQLite</text:p>
      <text:p text:style-name="Text_20_body">$db = new SQLite3('sitecontent.db');</text:p>
      <text:p text:style-name="Text_20_body"/>
      <text:p text:style-name="P2">Step 2: Get All Sections</text:p>
      <text:p text:style-name="P3">$sections = $db-&gt;query("SELECT id, name FROM sections");</text:p>
      <text:p text:style-name="P3">while ($row = $sections-&gt;fetchArray()) {</text:p>
      <text:p text:style-name="P3"><text:s text:c="4"/>echo "Section: " . $row['name'] . "\n";</text:p>
      <text:p text:style-name="P3">}</text:p>
      <text:p text:style-name="P3"/>
      <text:p text:style-name="P2">Step 3: Get Pages for One Section</text:p>
      <text:p text:style-name="P3">$section_id = 1; // Jesus Christ</text:p>
      <text:p text:style-name="P3">$pages = $db-&gt;query("SELECT id, title FROM pages WHERE section_id = $section_id");</text:p>
      <text:p text:style-name="P3"/>
      <text:p text:style-name="P3">while ($page = $pages-&gt;fetchArray()) {</text:p>
      <text:p text:style-name="P3"><text:s text:c="4"/>echo " <text:s/>Page: " . $page['title'] . "\n";</text:p>
      <text:p text:style-name="P3">}</text:p>
      <text:p text:style-name="P3"/>
      <text:p text:style-name="P2">Step 4: Get Content for One Page</text:p>
      <text:p text:style-name="P4">$page_id = 5; // Example: "Parables"</text:p>
      <text:p text:style-name="P7"><text:span text:style-name="T2">$content = $db-&gt;query("</text:span>SELECT<text:span text:style-name="T2"> type, keyname, body FROM content WHERE page_id = $page_id");</text:span></text:p>
      <text:p text:style-name="P4"/>
      <text:p text:style-name="P4">while ($c = $content-&gt;fetchArray()) {</text:p>
      <text:p text:style-name="P4"><text:soft-page-break/><text:s text:c="4"/>echo " <text:s text:c="3"/>[" . $c['type'] . "] " . $c['body'] . "\n";</text:p>
      <text:p text:style-name="P4">}</text:p>
      <text:p text:style-name="Text_20_body"/>
      <text:p text:style-name="P2">Step 5: Inserting Data</text:p>
      <text:p text:style-name="Text_20_body">// Add a new section</text:p>
      <text:p text:style-name="Text_20_body">$db-&gt;exec("INSERT INTO sections (name) VALUES ('New Section')");</text:p>
      <text:p text:style-name="Text_20_body"/>
      <text:p text:style-name="Text_20_body">// Add a new page under it</text:p>
      <text:p text:style-name="Text_20_body">$db-&gt;exec("INSERT INTO pages (section_id, title) VALUES (last_insert_rowid(), 'New Page')");</text:p>
      <text:p text:style-name="Text_20_body"/>
      <text:p text:style-name="Text_20_body">// Add content under that page</text:p>
      <text:p text:style-name="Text_20_body">$db-&gt;exec("INSERT INTO content (page_id, type, body) VALUES (last_insert_rowid(), 'title', 'Hello World')");</text:p>
      <text:p text:style-name="P7"/>
      <text:p text:style-name="P5">Pseudo Flow (Short Version)</text:p>
      <text:p text:style-name="P6">// 1. Open DB</text:p>
      <text:p text:style-name="P6">$db = new SQLite3('sitecontent.db');</text:p>
      <text:p text:style-name="P6"/>
      <text:p text:style-name="P6">// 2. Loop sections</text:p>
      <text:p text:style-name="P6">foreach (sections as s) {</text:p>
      <text:p text:style-name="P6"><text:s text:c="4"/>echo s.name;</text:p>
      <text:p text:style-name="P6"/>
      <text:p text:style-name="P6"><text:s text:c="4"/>// 3. Loop pages in section</text:p>
      <text:p text:style-name="P6"><text:s text:c="4"/>foreach (pages where section_id = s.id as p) {</text:p>
      <text:p text:style-name="P6"><text:s text:c="8"/>echo p.title;</text:p>
      <text:p text:style-name="P6"/>
      <text:p text:style-name="P6"><text:s text:c="8"/>// 4. Loop content in page</text:p>
      <text:p text:style-name="P6"><text:s text:c="8"/>foreach (content where page_id = p.id as c) {</text:p>
      <text:p text:style-name="P6"><text:s text:c="12"/>echo "[" . c.type . "] " . c.body;</text:p>
      <text:p text:style-name="P6"><text:s text:c="8"/>}</text:p>
      <text:p text:style-name="P6"><text:soft-page-break/><text:s text:c="4"/>}</text:p>
      <text:p text:style-name="P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3:17:31.824159346</meta:creation-date>
    <dc:date>2025-09-13T13:39:39.379903161</dc:date>
    <meta:editing-duration>PT6M7S</meta:editing-duration>
    <meta:editing-cycles>2</meta:editing-cycles>
    <meta:generator>LibreOffice/24.2.7.2$Linux_X86_64 LibreOffice_project/420$Build-2</meta:generator>
    <meta:print-date>2025-09-13T13:34:10.633749247</meta:print-date>
    <meta:printed-by>PDF files</meta:printed-by>
    <meta:document-statistic meta:table-count="0" meta:image-count="0" meta:object-count="0" meta:page-count="4" meta:paragraph-count="59" meta:word-count="689" meta:character-count="4165" meta:non-whitespace-character-count="3458"/>
  </office:meta>
</office:document-meta>
</file>